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71cm"/>
    </style:style>
    <style:style style:name="co2" style:family="table-column">
      <style:table-column-properties fo:break-before="auto" style:column-width="8.02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63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4.53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5.313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style:use-window-font-color="true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ce177"/>
        <table:table-column table:style-name="co2" table:default-cell-style-name="ce185"/>
        <table:table-column table:style-name="co3" table:default-cell-style-name="ce194"/>
        <table:table-column table:style-name="co4" table:default-cell-style-name="ce203"/>
        <table:table-column table:style-name="co5" table:default-cell-style-name="ce203"/>
        <table:table-column table:style-name="co6" table:default-cell-style-name="ce216"/>
        <table:table-column table:style-name="co7" table:default-cell-style-name="ce216"/>
        <table:table-column table:style-name="co5" table:default-cell-style-name="ce216"/>
        <table:table-column table:style-name="co8" table:default-cell-style-name="ce234"/>
        <table:table-column table:style-name="co9" table:default-cell-style-name="ce234"/>
        <table:table-column table:style-name="co10" table:default-cell-style-name="ce185"/>
        <table:table-column table:style-name="co11" table:default-cell-style-name="ce185"/>
        <table:table-column table:style-name="co12" table:number-columns-repeated="1008" table:default-cell-style-name="ce185"/>
        <table:table-row table:style-name="ro1">
          <table:table-cell table:style-name="ce1" office:value-type="string" calcext:value-type="string">
            <text:p>Symbol</text:p>
          </table:table-cell>
          <table:table-cell table:style-name="ce38" office:value-type="string" calcext:value-type="string">
            <text:p>Description</text:p>
          </table:table-cell>
          <table:table-cell table:style-name="ce55" office:value-type="string" calcext:value-type="string">
            <text:p>Req</text:p>
          </table:table-cell>
          <table:table-cell table:style-name="ce55" office:value-type="string" calcext:value-type="string">
            <text:p>+VAT</text:p>
          </table:table-cell>
          <table:table-cell table:style-name="ce55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09" office:value-type="string" calcext:value-type="string">
            <text:p>Provider</text:p>
          </table:table-cell>
          <table:table-cell table:style-name="ce118" office:value-type="string" calcext:value-type="string">
            <text:p>ID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1"/>
          <table:table-cell table:style-name="ce19"/>
          <table:table-cell table:style-name="ce26" table:number-columns-repeated="2"/>
          <table:table-cell table:style-name="ce36" office:value-type="string" calcext:value-type="string">
            <text:p>MOQ</text:p>
          </table:table-cell>
          <table:table-cell table:style-name="ce48" office:value-type="float" office:value="10" calcext:value-type="float">
            <text:p>10</text:p>
          </table:table-cell>
          <table:table-cell table:style-name="ce52"/>
          <table:table-cell table:style-name="ce60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12" office:value-type="string" calcext:value-type="string">
            <text:p>AVR64DD32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  <table:table-cell table:style-name="ce28"/>
          <table:table-cell table:style-name="ce80" office:value-type="currency" office:currency="EUR" office:value="1.5" calcext:value-type="currency">
            <text:p>1,50 €</text:p>
          </table:table-cell>
          <table:table-cell table:style-name="ce209" table:formula="of:=[.C3]*[.F3]*((100+[.D3])/100)" office:value-type="currency" office:currency="EUR" office:value="1.785" calcext:value-type="currency">
            <text:p>1,79 €</text:p>
          </table:table-cell>
          <table:table-cell table:style-name="ce39"/>
          <table:table-cell table:style-name="ce61" office:value-type="string" calcext:value-type="string">
            <text:p><text:a xlink:href="http://www.mouser.de/" xlink:type="simple">www.mouser.de</text:a></text:p>
          </table:table-cell>
          <table:table-cell table:style-name="ce117" office:value-type="string" calcext:value-type="string">
            <text:p>494-AVR64DD32-I/PT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1, C3</text:p>
          </table:table-cell>
          <table:table-cell table:style-name="ce12" office:value-type="string" calcext:value-type="string">
            <text:p>10nF 0805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1" office:value-type="currency" office:currency="EUR" office:value="0.0041" calcext:value-type="currency">
            <text:p>0,00 €</text:p>
          </table:table-cell>
          <table:table-cell table:style-name="ce209" table:formula="of:=[.C4]*[.F4]*((100+[.D4])/100)" office:value-type="currency" office:currency="EUR" office:value="0.0082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465162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2, C4, C5</text:p>
          </table:table-cell>
          <table:table-cell table:style-name="ce12" office:value-type="string" calcext:value-type="string">
            <text:p>100nF 0805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2" office:value-type="currency" office:currency="EUR" office:value="0.0034" calcext:value-type="currency">
            <text:p>0,00 €</text:p>
          </table:table-cell>
          <table:table-cell table:style-name="ce209" table:formula="of:=[.C5]*[.F5]*((100+[.D5])/100)" office:value-type="currency" office:currency="EUR" office:value="0.0102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830721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2" office:value-type="string" calcext:value-type="string">
            <text:p>330R 0805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0.0013" calcext:value-type="currency">
            <text:p>0,00 €</text:p>
          </table:table-cell>
          <table:table-cell table:style-name="ce209" table:formula="of:=[.C6]*[.F6]*((100+[.D6])/100)" office:value-type="currency" office:currency="EUR" office:value="0.0013" calcext:value-type="currency">
            <text:p>0,00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930274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SW1</text:p>
          </table:table-cell>
          <table:table-cell table:style-name="ce12" office:value-type="string" calcext:value-type="string">
            <text:p>Switch 4.5mmx4.5mm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078" calcext:value-type="currency">
            <text:p>0,01 €</text:p>
          </table:table-cell>
          <table:table-cell table:style-name="ce209" table:formula="of:=[.C7]*[.F7]*((100+[.D7])/100)" office:value-type="currency" office:currency="EUR" office:value="0.0078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888502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2">
          <table:table-cell table:style-name="ce9" office:value-type="string" calcext:value-type="string">
            <text:p>J1, J2, J3, J4</text:p>
          </table:table-cell>
          <table:table-cell table:style-name="ce12" office:value-type="string" calcext:value-type="string">
            <text:p>1x08 2.54 THT (8p 15mm)</text:p>
          </table:table-cell>
          <table:table-cell table:style-name="ce56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348" calcext:value-type="currency">
            <text:p>0,35 €</text:p>
          </table:table-cell>
          <table:table-cell table:style-name="ce209" table:formula="of:=[.C8]*[.F8]*((100+[.D8])/100)" office:value-type="currency" office:currency="EUR" office:value="1.392" calcext:value-type="currency">
            <text:p>1,39 €</text:p>
          </table:table-cell>
          <table:table-cell table:style-name="ce39"/>
          <table:table-cell table:style-name="ce61" office:value-type="string" calcext:value-type="string">
            <text:p><text:a xlink:href="http://www.aliexpress.com/" xlink:type="simple">www.aliexpress.com</text:a> </text:p>
          </table:table-cell>
          <table:table-cell table:style-name="ce120" office:value-type="float" office:value="32891220095" calcext:value-type="float">
            <text:p>3289122009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5</text:p>
          </table:table-cell>
          <table:table-cell table:style-name="Default" office:value-type="string" calcext:value-type="string">
            <text:p>IDC Socket 2x03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1371" calcext:value-type="currency">
            <text:p>0,14 €</text:p>
          </table:table-cell>
          <table:table-cell table:style-name="ce209" table:formula="of:=[.C9]*[.F10]*((100+[.D9])/100)" office:value-type="currency" office:currency="EUR" office:value="0.0593" calcext:value-type="currency">
            <text:p>0,06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83384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6</text:p>
          </table:table-cell>
          <table:table-cell table:style-name="ce12" office:value-type="string" calcext:value-type="string">
            <text:p>PinSocket 1x06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593" calcext:value-type="currency">
            <text:p>0,06 €</text:p>
          </table:table-cell>
          <table:table-cell table:style-name="ce209" table:formula="of:=[.C10]*[.F10]*((100+[.D10])/100)" office:value-type="currency" office:currency="EUR" office:value="0.0593" calcext:value-type="currency">
            <text:p>0,06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Default" office:value-type="string" calcext:value-type="string">
            <text:p>C2935900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7</text:p>
          </table:table-cell>
          <table:table-cell table:style-name="ce12" office:value-type="string" calcext:value-type="string">
            <text:p>PinHeader 1x02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114" calcext:value-type="currency">
            <text:p>0,01 €</text:p>
          </table:table-cell>
          <table:table-cell table:style-name="ce209" table:formula="of:=[.C11]*[.F11]*((100+[.D11])/100)" office:value-type="currency" office:currency="EUR" office:value="0.0114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935908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Jumper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199" calcext:value-type="currency">
            <text:p>0,02 €</text:p>
          </table:table-cell>
          <table:table-cell table:style-name="ce209" table:formula="of:=[.C12]*[.F12]*((100+[.D12])/100)" office:value-type="currency" office:currency="EUR" office:value="0.0199" calcext:value-type="currency">
            <text:p>0,02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5274548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7"/>
          <table:table-cell table:style-name="ce13"/>
          <table:table-cell table:style-name="ce21"/>
          <table:table-cell table:style-name="ce28" table:number-columns-repeated="2"/>
          <table:table-cell table:style-name="ce39" table:number-columns-repeated="3"/>
          <table:table-cell table:style-name="ce62"/>
          <table:table-cell table:style-name="ce123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CB 66.04 x 30.02 + Stencil + Shipping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style-name="ce209" office:value-type="currency" office:currency="EUR" office:value="2.729" calcext:value-type="currency">
            <text:p>2,73 €</text:p>
          </table:table-cell>
          <table:table-cell table:style-name="ce209" table:formula="of:=[.C14]*[.F14]*((100+[.D14])/100)" office:value-type="currency" office:currency="EUR" office:value="2.729" calcext:value-type="currency">
            <text:p>2,73 €</text:p>
          </table:table-cell>
          <table:table-cell table:style-name="ce39"/>
          <table:table-cell table:style-name="ce61" office:value-type="string" calcext:value-type="string">
            <text:p><text:a xlink:href="http://www.jlcpcb.com/" xlink:type="simple">www.jlcpcb.com</text:a> </text:p>
          </table:table-cell>
          <table:table-cell table:style-name="ce124" office:value-type="string" calcext:value-type="string">
            <text:p>-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5"/>
          <table:table-cell table:style-name="ce23"/>
          <table:table-cell table:style-name="ce30" table:number-columns-repeated="2"/>
          <table:table-cell table:style-name="ce39" table:number-columns-repeated="3"/>
          <table:table-cell table:style-name="ce62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27"/>
          <table:table-cell table:style-name="ce28"/>
          <table:table-cell table:style-name="ce43"/>
          <table:table-cell table:style-name="ce49" office:value-type="string" calcext:value-type="string">
            <text:p>SUM</text:p>
          </table:table-cell>
          <table:table-cell table:style-name="ce53"/>
          <table:table-cell table:style-name="ce63"/>
          <table:table-cell table:style-name="ce128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31"/>
          <table:table-cell table:style-name="ce28"/>
          <table:table-cell table:style-name="ce31"/>
          <table:table-cell table:style-name="ce50" table:formula="of:=SUM([.G3:.G15])" office:value-type="currency" office:currency="EUR" office:value="6.0834" calcext:value-type="currency">
            <text:p>6,08 €</text:p>
          </table:table-cell>
          <table:table-cell table:style-name="ce54"/>
          <table:table-cell table:style-name="ce64"/>
          <table:table-cell table:style-name="ce12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25"/>
          <table:table-cell table:style-name="ce46"/>
          <table:table-cell table:style-name="ce71"/>
          <table:table-cell table:style-name="ce85"/>
          <table:table-cell table:style-name="ce87"/>
          <table:table-cell table:style-name="ce85"/>
          <table:table-cell table:style-name="ce102" table:formula="of:=[.G17]*[.G2]" office:value-type="currency" office:currency="EUR" office:value="60.834" calcext:value-type="currency">
            <text:p>60,83 €</text:p>
          </table:table-cell>
          <table:table-cell table:style-name="ce106"/>
          <table:table-cell table:style-name="ce115"/>
          <table:table-cell table:style-name="ce1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15"/>
          <table:table-cell table:style-name="Default" table:number-columns-repeated="2"/>
          <table:table-cell table:style-name="ce233"/>
          <table:table-cell table:style-name="ce244"/>
          <table:table-cell table:style-name="ce246" table:number-columns-repeated="1010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246" table:number-columns-repeated="1010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3"/>
          <table:table-cell table:style-name="ce209"/>
          <table:table-cell table:number-columns-repeated="3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4"/>
          <table:table-cell table:style-name="ce245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3"/>
          <table:table-cell table:style-name="Default"/>
          <table:table-cell table:style-name="ce252"/>
          <table:table-cell table:style-name="ce246" table:number-columns-repeated="1005"/>
        </table:table-row>
        <table:table-row table:style-name="ro1" table:number-rows-repeated="2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1010"/>
        </table:table-row>
        <table:table-row table:style-name="ro1" table:number-rows-repeated="6">
          <table:table-cell table:style-name="ce176"/>
          <table:table-cell table:number-columns-repeated="8"/>
          <table:table-cell table:style-name="ce230"/>
          <table:table-cell table:style-name="Default" table:number-columns-repeated="7"/>
          <table:table-cell table:style-name="ce246" table:number-columns-repeated="1003"/>
        </table:table-row>
        <table:table-row table:style-name="ro1" table:number-rows-repeated="16">
          <table:table-cell table:style-name="ce176"/>
          <table:table-cell table:number-columns-repeated="8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1019"/>
        </table:table-row>
        <table:table-row table:style-name="ro3" table:number-rows-repeated="1048525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u </meta:initial-creator>
    <meta:creation-date>2012-08-18T20:26:56</meta:creation-date>
    <meta:editing-duration>P3DT18H42M54S</meta:editing-duration>
    <meta:editing-cycles>638</meta:editing-cycles>
    <meta:generator>LibreOffice/7.3.7.2$Windows_X86_64 LibreOffice_project/e114eadc50a9ff8d8c8a0567d6da8f454beeb84f</meta:generator>
    <dc:date>2023-03-10T22:14:15.781000000</dc:date>
    <dc:creator>kiu</dc:creator>
    <meta:document-statistic meta:table-count="1" meta:cell-count="101" meta:object-count="0"/>
  </office:meta>
</office:document-meta>
</file>